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officeooo:rsid="001b8d7a" officeooo:paragraph-rsid="001b8d7a" style:font-style-asian="normal" style:font-style-complex="normal"/>
    </style:style>
    <style:style style:name="P3" style:family="paragraph" style:parent-style-name="Standard">
      <style:paragraph-properties fo:text-align="end" style:justify-single-word="false"/>
      <style:text-properties fo:font-style="italic" officeooo:rsid="001b8d7a" officeooo:paragraph-rsid="001b8d7a" style:font-style-asian="italic" style:font-style-complex="italic"/>
    </style:style>
    <style:style style:name="P4" style:family="paragraph" style:parent-style-name="Heading_20_1">
      <style:paragraph-properties fo:text-align="center" style:justify-single-word="false"/>
      <style:text-properties officeooo:rsid="001b8d7a" officeooo:paragraph-rsid="001b8d7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ne wartości</text:h>
      <text:p text:style-name="Standard">Pewnego dnia jakiś znajomy zatrzymał mnie i powiedział ze złością w głosie:</text:p>
      <text:list xml:id="list5861358874048265890" text:style-name="L1">
        <text:list-item>
          <text:p text:style-name="P2">Stary, moja dziewczyna mnie zdradza.</text:p>
        </text:list-item>
        <text:list-item>
          <text:p text:style-name="P2">Ale jak to? Skąd wiesz?</text:p>
        </text:list-item>
        <text:list-item>
          <text:p text:style-name="P2">Trochę inaczej się zachowywała. Dlatego zacząłem przeglądać jej różne pliki na komputerze.</text:p>
        </text:list-item>
        <text:list-item>
          <text:p text:style-name="P2">No i?</text:p>
        </text:list-item>
        <text:list-item>
          <text:p text:style-name="P2">No i w jednym znalazłem strasznie głupiego bug’a, którego już od tygodnia nie potrafię rozwiązać! Może ty mi pomożesz, bo już psychicznie nie daję z tym rady!</text:p>
        </text:list-item>
        <text:list-item>
          <text:p text:style-name="P2">Chodź, zobaczymy co da się zrobić..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chier Jonas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20-12-08T09:12:16.660327403</dc:date>
    <meta:editing-duration>PT12M48S</meta:editing-duration>
    <meta:editing-cycles>7</meta:editing-cycles>
    <meta:generator>LibreOfficeDev/5.1.3.2.0$MacOSX_X86_64 LibreOffice_project/76298daf7acc259ca71e1ee6b4574621115d57e0</meta:generator>
    <meta:document-statistic meta:table-count="0" meta:image-count="0" meta:object-count="0" meta:page-count="1" meta:paragraph-count="9" meta:word-count="79" meta:character-count="455" meta:non-whitespace-character-count="391"/>
  </office:meta>
</office:document-meta>
</file>